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ca07" officeooo:paragraph-rsid="0002ca07"/>
    </style:style>
    <style:style style:name="P2" style:family="paragraph" style:parent-style-name="Standard">
      <style:text-properties officeooo:rsid="00030afd" officeooo:paragraph-rsid="00030a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thfinding needs fixing.</text:p>
      <text:p text:style-name="P1">Rendering system needs overhaul (creation of display entities which have glyphs and text drawn to them and can be positioned in different places)</text:p>
      <text:p text:style-name="P1">Window should start at size 2.</text:p>
      <text:p text:style-name="P1">Window resizing should get an overhaul to be less clunky.</text:p>
      <text:p text:style-name="P2">Input should use leafwing input manage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2T06:46:44.333000000</dc:date>
    <meta:editing-duration>PT2M32S</meta:editing-duration>
    <meta:editing-cycles>2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5" meta:word-count="48" meta:character-count="297" meta:non-whitespace-character-count="254"/>
  </office:meta>
</office:document-meta>
</file>